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3ca" officeooo:paragraph-rsid="001033ca"/>
    </style:style>
    <style:style style:name="P2" style:family="paragraph" style:parent-style-name="Standard">
      <style:text-properties officeooo:rsid="00107b13" officeooo:paragraph-rsid="00107b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 k ase</text:p>
      <text:p text:style-name="P1"/>
      <text:p text:style-name="P2">ola ola ok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29:58.054900357</meta:creation-date>
    <dc:date>2018-09-03T15:40:34.951000000</dc:date>
    <meta:editing-duration>PT35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" meta:word-count="6" meta:character-count="21" meta:non-whitespace-character-count="17"/>
  </office:meta>
</office:document-meta>
</file>